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9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0.51pt" fo:break-before="auto" style:use-optimal-row-height="fals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/>
    </style:style>
    <style:style style:name="ce4" style:family="table-cell" style:parent-style-name="Default">
      <style:text-properties style:font-name="DejaVu Sans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DejaVu Sans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/>
      <style:map style:condition="cell-content()=&quot;Done&quot;" style:apply-style-name="Good" style:base-cell-address="Sheet1.C3"/>
      <style:map style:condition="cell-content()=&quot;Not Done&quot;" style:apply-style-name="Bad" style:base-cell-address="Sheet1.C3"/>
      <style:map style:condition="cell-content()=&quot;Ongoing&quot;" style:apply-style-name="Neutral" style:base-cell-address="Sheet1.C3"/>
      <style:map style:condition="cell-content()=0" style:apply-style-name="Accent" style:base-cell-address="Sheet1.C3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/>
      <style:map style:condition="cell-content()=&quot;Done&quot;" style:apply-style-name="Good" style:base-cell-address="Sheet1.C29"/>
      <style:map style:condition="cell-content()=&quot;Not Done&quot;" style:apply-style-name="Bad" style:base-cell-address="Sheet1.C29"/>
      <style:map style:condition="cell-content()=&quot;Ongoing&quot;" style:apply-style-name="Neutral" style:base-cell-address="Sheet1.C29"/>
      <style:map style:condition="cell-content()=0" style:apply-style-name="Accent" style:base-cell-address="Sheet1.C29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Not Done&quot;;&quot;Done&quot;;&quot;Ongoing&quot;;&quot;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>
            <text:p>Sl No</text:p>
          </table:table-cell>
          <table:table-cell table:style-name="ce2" office:value-type="string" calcext:value-type="string">
            <text:p>Tasks</text:p>
          </table:table-cell>
          <table:table-cell table:style-name="ce2" office:value-type="string" calcext:value-type="string">
            <text:p>Status</text:p>
          </table:table-cell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For each iteration create new folder ‘Iteration_n’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Including functions in the controlDict file of NS for the creation of force.dat file for calculating the drag force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Creation of solver for optimisation and validation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Copy folders ‘NS’ and ‘OS’ from ‘Reference’ folder into the ‘Iteration_n’ folder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Update blockMeshdict file in ‘Iteration_n/NS/system/’ folder with updated coordinates for the following points: 1,2,7,9,11,4,5,6,8,10 &amp; 20, 21, 26, 28, 30, 23, 24, 25, 27, 29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Update blockMeshdict file in ‘Iteration_n/NS/system/’ folder with updated intermediate points for all the splines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Running ‘blockMesh’, ‘checkMesh’, ‘pisoFoam’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Copy files ‘p’ and ‘U’ from the last time step of ‘NS’ folder to the ‘OS/0/’ folder 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Calculation of drag force ‘D’ from ‘NS/postProcessing/forces/0/forces.dat’ file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Updation of boundary condition of ‘OS/0/Uadj’ file with the calculated ‘D’ value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Copy and paste ‘NS/system/blockMeshdict’ to ‘OS/system/’ folder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Running ‘blockMesh’, ‘checkMesh’, ‘pisomosiFoam’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Read ‘OS/BoundaryResults.txt’ file to read the coordinates, U , Uadj, pAdj, gradU, gradUadj and facenormal values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Calculate ‘s’ for each point 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Formulate the final correction equation to update the vector of coordinates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Calculate the coordinates of the below points: 1,2,7,9,11,4,5,6,8,10 &amp; 20, 21, 26, 28, 30, 23, 24, 25, 27, 29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Calculate the coordinates of the intermediate points of the splines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Ensuring the volume is constant in each iteration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Control sudden jump of coordinates during the updation of coordinates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Control the mesh size if required for controlling the courant no</text:p>
          </table:table-cell>
          <table:table-cell table:style-name="ce15" table:content-validation-name="val1" office:value-type="string" calcext:value-type="string">
            <text:p>Not Done</text:p>
          </table:table-cell>
          <table:table-cell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Write a DragForce.dat file with drag forces calculated in each iteration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Controlling the block shape based on change in sub boundary shape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Run Simulation with circle of a radius other than 0.5</text:p>
          </table:table-cell>
          <table:table-cell table:style-name="ce15" table:content-validation-name="val1" office:value-type="string" calcext:value-type="string">
            <text:p>Not Done</text:p>
          </table:table-cell>
          <table:table-cell office:value-type="string" calcext:value-type="string">
            <text:p>Jishnu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Make the code flexible cleaning up hard coded snippets</text:p>
          </table:table-cell>
          <table:table-cell table:style-name="ce15" table:content-validation-name="val1" office:value-type="string" calcext:value-type="string">
            <text:p>Not Done</text:p>
          </table:table-cell>
          <table:table-cell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Run Simulation with a hexagon of same volume as that of circle of radius 0.5</text:p>
          </table:table-cell>
          <table:table-cell table:style-name="ce15" table:content-validation-name="val1" office:value-type="string" calcext:value-type="string">
            <text:p>Not Done</text:p>
          </table:table-cell>
          <table:table-cell office:value-type="string" calcext:value-type="string">
            <text:p>Aju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Run Simulation with circle of a radius 0.5 but with different Re</text:p>
          </table:table-cell>
          <table:table-cell table:style-name="ce15" table:content-validation-name="val1" office:value-type="string" calcext:value-type="string">
            <text:p>Not Done</text:p>
          </table:table-cell>
          <table:table-cell office:value-type="string" calcext:value-type="string">
            <text:p>Prabhu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Stopping criteria for the drag force reduction</text:p>
          </table:table-cell>
          <table:table-cell table:style-name="ce10" table:content-validation-name="val1" office:value-type="string" calcext:value-type="string">
            <text:p>Done</text:p>
          </table:table-cell>
          <table:table-cell/>
        </table:table-row>
        <table:table-row table:style-name="ro1" table:number-rows-repeated="32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C3:Sheet1.C28">
            <calcext:condition calcext:apply-style-name="Good" calcext:value="=&quot;Done&quot;" calcext:base-cell-address="Sheet1.C3"/>
            <calcext:condition calcext:apply-style-name="Bad" calcext:value="=&quot;Not Done&quot;" calcext:base-cell-address="Sheet1.C3"/>
            <calcext:condition calcext:apply-style-name="Neutral" calcext:value="=&quot;Ongoing&quot;" calcext:base-cell-address="Sheet1.C3"/>
            <calcext:condition calcext:apply-style-name="Accent" calcext:value="=0" calcext:base-cell-address="Sheet1.C3"/>
          </calcext:conditional-format>
          <calcext:conditional-format calcext:target-range-address="Sheet1.C29:Sheet1.C29">
            <calcext:condition calcext:apply-style-name="Good" calcext:value="=&quot;Done&quot;" calcext:base-cell-address="Sheet1.C29"/>
            <calcext:condition calcext:apply-style-name="Bad" calcext:value="=&quot;Not Done&quot;" calcext:base-cell-address="Sheet1.C29"/>
            <calcext:condition calcext:apply-style-name="Neutral" calcext:value="=&quot;Ongoing&quot;" calcext:base-cell-address="Sheet1.C29"/>
            <calcext:condition calcext:apply-style-name="Accent" calcext:value="=0" calcext:base-cell-address="Sheet1.C29"/>
          </calcext:conditional-format>
        </calcext:conditional-formats>
      </table:table>
      <table:named-expressions/>
      <table:database-ranges>
        <table:database-range table:name="__Anonymous_Sheet_DB__0" table:target-range-address="Sheet1.E12:Sheet1.E1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5">00/00/0000</text:date>, <text:time style:data-style-name="N2" text:time-value="03:25:48.168353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3:04:41.502785492</meta:creation-date>
    <meta:generator>LibreOffice/6.0.7.3$Linux_X86_64 LibreOffice_project/00m0$Build-3</meta:generator>
    <dc:date>2019-07-05T03:26:55.344255666</dc:date>
    <meta:editing-duration>PT9H50M36S</meta:editing-duration>
    <meta:editing-cycles>15</meta:editing-cycles>
    <meta:document-statistic meta:table-count="1" meta:cell-count="87" meta:object-count="0"/>
  </office:meta>
</office:document-meta>
</file>